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6600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aea79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1cm" svg:stroke-color="#0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276cm" draw:marker-end-width="0.276cm" draw:fill="solid" draw:fill-color="#ff66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124cm" svg:height="8.047cm" svg:x="1.912cm" svg:y="1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59cm" svg:height="2.081cm" svg:x="2.636cm" svg:y="2.149cm">
            <text:p text:style-name="P1"><text:span text:style-name="T1">WiFi (2.4 GHz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7.59cm" svg:height="2.08cm" svg:x="2.636cm" svg:y="4.598cm">
            <text:p text:style-name="P1"><text:span text:style-name="T2">BLE (2.4 GHz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7.59cm" svg:height="2.081cm" svg:x="2.636cm" svg:y="7.045cm">
            <text:p text:style-name="P1"><text:span text:style-name="T2">RF (900 MHz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5.482cm" svg:height="6.89cm" svg:x="11.133cm" svg:y="2.21cm">
            <text:p text:style-name="P1"><text:span text:style-name="T2">Antenn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922cm" svg:height="0.879cm" svg:x="8.47cm" svg:y="10.0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922cm" svg:height="0.879cm" svg:x="8.47cm" svg:y="11.142cm">
            <text:p/>
            <draw:enhanced-geometry svg:viewBox="0 0 21600 21600" draw:type="rectangle" draw:enhanced-path="M 0 0 L 21600 0 21600 21600 0 21600 0 0 Z N"/>
          </draw:custom-shape>
          <draw:frame draw:style-name="gr8" draw:layer="layout" svg:width="10.17cm" svg:height="1.673cm" svg:x="10.333cm" svg:y="10.101cm">
            <draw:text-box>
              <text:p>Anchor Node Selection</text:p>
            </draw:text-box>
          </draw:frame>
          <draw:frame draw:style-name="gr9" draw:layer="layout" svg:width="8.511cm" svg:height="0.962cm" svg:x="10.334cm" svg:y="11.122cm">
            <draw:text-box>
              <text:p>Localization Purpose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6:56:09.324362883</meta:creation-date>
    <dc:date>2017-03-01T17:05:42.400851666</dc:date>
    <meta:editing-duration>P0D</meta:editing-duration>
    <meta:editing-cycles>1</meta:editing-cycles>
    <meta:document-statistic meta:object-count="10"/>
    <meta:generator>LibreOffice/4.2.8.2$Linux_X86_64 LibreOffice_project/420m0$Build-2</meta:generator>
  </office:meta>
</office:document-meta>
</file>